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f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0.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4c4c4c" loext:decorative="false"/>
    </style:style>
    <style:style style:name="gr7" style:family="graphic" style:parent-style-name="standard">
      <style:graphic-properties draw:stroke="none" draw:fill="solid" draw:fill-color="#b2b2b2" loext:decorative="false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P5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solid" draw:fill-color="#4c4c4c"/>
    </style:style>
    <style:style style:name="P8" style:family="paragraph">
      <loext:graphic-properties draw:fill="solid" draw:fill-color="#b2b2b2"/>
    </style:style>
    <style:style style:name="P9" style:family="paragraph">
      <loext:graphic-properties draw:fill="solid" draw:fill-color="#000000"/>
    </style:style>
    <style:style style:name="T1" style:family="text">
      <style:text-properties fo:color="#000000" loext:opacity="100%" style:font-name="Calibri" fo:font-size="19.6000003814697pt" fo:font-weight="normal" style:font-name-asian="Calibri" style:font-size-asian="19.6000003814697pt" style:font-weight-asian="normal" style:font-name-complex="Calibri" style:font-size-complex="19.6000003814697pt" style:font-weight-complex="normal"/>
    </style:style>
    <style:style style:name="T2" style:family="text">
      <style:text-properties fo:color="#000000" loext:opacity="100%" style:font-name="Calibri" fo:font-size="9.80000019073486pt" fo:font-weight="normal" style:font-name-asian="Calibri" style:font-size-asian="9.80000019073486pt" style:font-weight-asian="normal" style:font-name-complex="Calibri" style:font-size-complex="9.80000019073486pt" style:font-weight-complex="normal"/>
    </style:style>
    <style:style style:name="T3" style:family="text">
      <style:text-properties fo:color="#000000" loext:opacity="100%" style:font-name="Calibri" fo:font-size="19.6000003814697pt" fo:font-weight="bold" style:font-name-asian="Calibri" style:font-size-asian="19.6000003814697pt" style:font-weight-asian="bold" style:font-name-complex="Calibri" style:font-size-complex="19.6000003814697pt" style:font-weight-complex="bold"/>
    </style:style>
    <style:style style:name="T4" style:family="text">
      <style:text-properties fo:color="#000000" loext:opacity="100%" style:font-name="Consolas" fo:font-size="7.90000009536743pt" fo:font-weight="normal" style:font-name-asian="Consolas" style:font-size-asian="7.90000009536743pt" style:font-weight-asian="normal" style:font-name-complex="Consolas" style:font-size-complex="7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486cm" svg:height="27.164cm" svg:x="1.27cm" svg:y="1.27cm" svg:viewBox="0 0 18487 27165" draw:points="0,0 18487,0 18487,27165 0,27165">
          <text:p/>
        </draw:polygon>
        <draw:polygon draw:style-name="gr2" draw:text-style-name="P2" draw:layer="layout" svg:width="18.14cm" svg:height="0.101cm" svg:x="1.442cm" svg:y="2.753cm" svg:viewBox="0 0 18141 102" draw:points="0,0 18141,0 18141,102 0,102">
          <text:p/>
        </draw:polygon>
        <draw:frame draw:style-name="gr3" draw:text-style-name="P4" draw:layer="layout" svg:width="7.575cm" svg:height="0.691cm" svg:x="1.508cm" svg:y="1.479cm">
          <draw:text-box>
            <text:p text:style-name="P3"><text:span text:style-name="T1">UAI698 Domácí úloha 3 a 4</text:span></text:p>
          </draw:text-box>
        </draw:frame>
        <draw:frame draw:style-name="gr4" draw:text-style-name="P5" draw:layer="layout" svg:width="2.522cm" svg:height="0.352cm" svg:x="14.171cm" svg:y="1.623cm">
          <draw:text-box>
            <text:p text:style-name="P3"><text:span text:style-name="T2">Jméno a příjmení:</text:span></text:p>
          </draw:text-box>
        </draw:frame>
        <draw:frame draw:style-name="gr4" draw:text-style-name="P5" draw:layer="layout" svg:width="6.648cm" svg:height="0.352cm" svg:x="1.508cm" svg:y="2.343cm">
          <draw:text-box>
            <text:p text:style-name="P3"><text:span text:style-name="T2">Generátor: v1.02, datum vytvoření: 29.11.2022</text:span></text:p>
          </draw:text-box>
        </draw:frame>
        <draw:frame draw:style-name="gr3" draw:text-style-name="P4" draw:layer="layout" svg:width="4.452cm" svg:height="0.691cm" svg:x="1.508cm" svg:y="3.527cm">
          <draw:text-box>
            <text:p text:style-name="P3"><text:span text:style-name="T3">Domácí úloha 3</text:span></text:p>
          </draw:text-box>
        </draw:frame>
        <draw:frame draw:style-name="gr4" draw:text-style-name="P5" draw:layer="layout" svg:width="17.426cm" svg:height="0.352cm" svg:x="1.508cm" svg:y="4.768cm">
          <draw:text-box>
            <text:p text:style-name="P3"><text:span text:style-name="T2">Program v dolní polovině stránky, který je zapsaný v programovací jazyce Java, přepište do assembleru architektury x86_64.</text:span></text:p>
          </draw:text-box>
        </draw:frame>
        <draw:frame draw:style-name="gr4" draw:text-style-name="P5" draw:layer="layout" svg:width="16.549cm" svg:height="0.352cm" svg:x="1.508cm" svg:y="5.185cm">
          <draw:text-box>
            <text:p text:style-name="P3"><text:span text:style-name="T2">Program v assembleru musí být funkčně ekvivalentní. Podrobnější informace naleznete stránkách výukového serveru.</text:span></text:p>
          </draw:text-box>
        </draw:frame>
        <draw:frame draw:style-name="gr5" draw:text-style-name="P6" draw:layer="layout" svg:width="0.505cm" svg:height="0.352cm" svg:x="1.508cm" svg:y="5.932cm">
          <draw:text-box>
            <text:p text:style-name="P3"><text:span text:style-name="T4">/**</text:span></text:p>
          </draw:text-box>
        </draw:frame>
        <draw:frame draw:style-name="gr5" draw:text-style-name="P6" draw:layer="layout" svg:width="0.338cm" svg:height="0.352cm" svg:x="1.508cm" svg:y="6.349cm">
          <draw:text-box>
            <text:p text:style-name="P3"><text:span text:style-name="T4"><text:s/></text:span><text:span text:style-name="T4">*</text:span></text:p>
          </draw:text-box>
        </draw:frame>
        <draw:frame draw:style-name="gr5" draw:text-style-name="P6" draw:layer="layout" svg:width="6.876cm" svg:height="0.352cm" svg:x="1.508cm" svg:y="6.767cm">
          <draw:text-box>
            <text:p text:style-name="P3"><text:span text:style-name="T4"><text:s/></text:span><text:span text:style-name="T4">* ! eeccae95-103f-4b03-951c-b3d5c0ed8c0a</text:span></text:p>
          </draw:text-box>
        </draw:frame>
        <draw:frame draw:style-name="gr5" draw:text-style-name="P6" draw:layer="layout" svg:width="0.338cm" svg:height="0.352cm" svg:x="1.508cm" svg:y="7.185cm">
          <draw:text-box>
            <text:p text:style-name="P3"><text:span text:style-name="T4"><text:s/></text:span><text:span text:style-name="T4">*</text:span></text:p>
          </draw:text-box>
        </draw:frame>
        <draw:frame draw:style-name="gr5" draw:text-style-name="P6" draw:layer="layout" svg:width="0.505cm" svg:height="0.352cm" svg:x="1.508cm" svg:y="7.603cm">
          <draw:text-box>
            <text:p text:style-name="P3"><text:span text:style-name="T4"><text:s/></text:span><text:span text:style-name="T4">*/</text:span></text:p>
          </draw:text-box>
        </draw:frame>
        <draw:frame draw:style-name="gr5" draw:text-style-name="P6" draw:layer="layout" svg:width="10.899cm" svg:height="13.69cm" svg:x="1.508cm" svg:y="8.02cm">
          <draw:text-box>
            <text:p text:style-name="P3"><text:span text:style-name="T4">c = 11 * a / 8 - 5 * b;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section .data</text:span></text:p>
            <text:p text:style-name="P3"><text:span text:style-name="T4">a dq 0 ; proměnná a (64 bitů)</text:span></text:p>
            <text:p text:style-name="P3"><text:span text:style-name="T4">b dq 0 ; proměnná b (64 bitů)</text:span></text:p>
            <text:p text:style-name="P3"><text:span text:style-name="T4">c dq 0 ; proměnná c (64 bitů)</text:span></text:p>
            <text:p text:style-name="P3"><text:span text:style-name="T4"/></text:p>
            <text:p text:style-name="P3"><text:span text:style-name="T4">section .text</text:span></text:p>
            <text:p text:style-name="P3"><text:span text:style-name="T4">global _start</text:span></text:p>
            <text:p text:style-name="P3"><text:span text:style-name="T4"/></text:p>
            <text:p text:style-name="P3"><text:span text:style-name="T4">_start:</text:span></text:p>
            <text:p text:style-name="P3"><text:span text:style-name="T4"><text:s text:c="4"/></text:span><text:span text:style-name="T4">; Načtení proměnné a do registru rax</text:span></text:p>
            <text:p text:style-name="P3"><text:span text:style-name="T4"><text:s text:c="4"/></text:span><text:span text:style-name="T4">mov rax, [a] <text:s text:c="10"/>; rax = a</text:span></text:p>
            <text:p text:style-name="P3"><text:span text:style-name="T4"><text:s text:c="4"/></text:span><text:span text:style-name="T4">imul rax, 11 <text:s text:c="10"/>; rax = 11 * a</text:span></text:p>
            <text:p text:style-name="P3"><text:span text:style-name="T4"><text:s text:c="4"/></text:span><text:span text:style-name="T4">mov rbx, 8 <text:s text:c="12"/>; rbx = 8 (dělenec)</text:span></text:p>
            <text:p text:style-name="P3"><text:span text:style-name="T4"><text:s text:c="4"/></text:span><text:span text:style-name="T4">cqo <text:s text:c="19"/>; rozšíření rax do rdx:rax pro dělení</text:span></text:p>
            <text:p text:style-name="P3"><text:span text:style-name="T4"><text:s text:c="4"/></text:span><text:span text:style-name="T4">idiv rbx <text:s text:c="14"/>; rax = rax / 8 (výsledek dělení)</text:span></text:p>
            <text:p text:style-name="P3"><text:span text:style-name="T4"/></text:p>
            <text:p text:style-name="P3"><text:span text:style-name="T4"><text:s text:c="4"/></text:span><text:span text:style-name="T4">; Uložení mezivýsledku do registru rcx</text:span></text:p>
            <text:p text:style-name="P3"><text:span text:style-name="T4"><text:s text:c="4"/></text:span><text:span text:style-name="T4">mov rcx, rax <text:s text:c="10"/>; rcx = 11 * a / 8</text:span></text:p>
            <text:p text:style-name="P3"><text:span text:style-name="T4"/></text:p>
            <text:p text:style-name="P3"><text:span text:style-name="T4"><text:s text:c="4"/></text:span><text:span text:style-name="T4">; Načtení proměnné b do registru rax</text:span></text:p>
            <text:p text:style-name="P3"><text:span text:style-name="T4"><text:s text:c="4"/></text:span><text:span text:style-name="T4">mov rax, [b] <text:s text:c="10"/>; rax = b</text:span></text:p>
            <text:p text:style-name="P3"><text:span text:style-name="T4"><text:s text:c="4"/></text:span><text:span text:style-name="T4">imul rax, 5 <text:s text:c="11"/>; rax = 5 * b</text:span></text:p>
            <text:p text:style-name="P3"><text:span text:style-name="T4"/></text:p>
            <text:p text:style-name="P3"><text:span text:style-name="T4"><text:s text:c="4"/></text:span><text:span text:style-name="T4">; Odečtení 5 * b od mezivýsledku</text:span></text:p>
            <text:p text:style-name="P3"><text:span text:style-name="T4"><text:s text:c="4"/></text:span><text:span text:style-name="T4">sub rcx, rax <text:s text:c="10"/>; rcx = rcx - rax (11 * a / 8 - 5 * b)</text:span></text:p>
            <text:p text:style-name="P3"><text:span text:style-name="T4"/></text:p>
            <text:p text:style-name="P3"><text:span text:style-name="T4"><text:s text:c="4"/></text:span><text:span text:style-name="T4">; Uložení výsledku do proměnné c</text:span></text:p>
            <text:p text:style-name="P3"><text:span text:style-name="T4"><text:s text:c="4"/></text:span><text:span text:style-name="T4">mov [c], rcx <text:s text:c="10"/>; c = rcx</text:span></text:p>
            <text:p text:style-name="P3"><text:span text:style-name="T4"/></text:p>
            <text:p text:style-name="P3"><text:span text:style-name="T4"><text:s text:c="4"/></text:span><text:span text:style-name="T4">; Ukončení programu</text:span></text:p>
            <text:p text:style-name="P3"><text:span text:style-name="T4"><text:s text:c="4"/></text:span><text:span text:style-name="T4">mov rax, 60 <text:s text:c="11"/>; syscall číslo 60 (exit)</text:span></text:p>
            <text:p text:style-name="P3"><text:span text:style-name="T4"><text:s text:c="4"/></text:span><text:span text:style-name="T4">xor rdi, rdi <text:s text:c="10"/>; návratový kód 0</text:span></text:p>
            <text:p text:style-name="P3"><text:span text:style-name="T4"><text:s text:c="4"/></text:span><text:span text:style-name="T4">syscall</text:span></text:p>
            <text:p text:style-name="P3"><text:span text:style-name="T4"/></text:p>
          </draw:text-box>
        </draw:frame>
      </draw:page>
      <draw:page draw:name="page2" draw:style-name="dp1" draw:master-page-name="master-page3">
        <draw:polygon draw:style-name="gr1" draw:text-style-name="P1" draw:layer="layout" svg:width="18.486cm" svg:height="27.164cm" svg:x="1.27cm" svg:y="1.27cm" svg:viewBox="0 0 18487 27165" draw:points="0,0 18487,0 18487,27165 0,27165">
          <text:p/>
        </draw:polygon>
        <draw:polygon draw:style-name="gr6" draw:text-style-name="P7" draw:layer="layout" svg:width="2.074cm" svg:height="0.014cm" svg:x="2.429cm" svg:y="8.311cm" svg:viewBox="0 0 2075 15" draw:points="0,0 2075,0 2075,15 0,15">
          <text:p/>
        </draw:polygon>
        <draw:polygon draw:style-name="gr6" draw:text-style-name="P7" draw:layer="layout" svg:width="0.015cm" svg:height="0.475cm" svg:x="2.429cm" svg:y="8.325cm" svg:viewBox="0 0 16 476" draw:points="0,0 16,0 16,476 0,476">
          <text:p/>
        </draw:polygon>
        <draw:polygon draw:style-name="gr7" draw:text-style-name="P8" draw:layer="layout" svg:width="0.014cm" svg:height="0.475cm" svg:x="4.489cm" svg:y="8.311cm" svg:viewBox="0 0 15 476" draw:points="0,0 15,0 15,476 0,476">
          <text:p/>
        </draw:polygon>
        <draw:polygon draw:style-name="gr7" draw:text-style-name="P8" draw:layer="layout" svg:width="2.074cm" svg:height="0.014cm" svg:x="2.429cm" svg:y="8.786cm" svg:viewBox="0 0 2075 15" draw:points="0,0 2075,0 2075,15 0,15">
          <text:p/>
        </draw:polygon>
        <draw:polygon draw:style-name="gr6" draw:text-style-name="P7" draw:layer="layout" svg:width="2.025cm" svg:height="0.014cm" svg:x="4.546cm" svg:y="8.311cm" svg:viewBox="0 0 2026 15" draw:points="0,0 2026,0 2026,15 0,15">
          <text:p/>
        </draw:polygon>
        <draw:polygon draw:style-name="gr6" draw:text-style-name="P7" draw:layer="layout" svg:width="0.015cm" svg:height="0.475cm" svg:x="4.546cm" svg:y="8.325cm" svg:viewBox="0 0 16 476" draw:points="0,0 16,0 16,476 0,476">
          <text:p/>
        </draw:polygon>
        <draw:polygon draw:style-name="gr7" draw:text-style-name="P8" draw:layer="layout" svg:width="0.015cm" svg:height="0.475cm" svg:x="6.556cm" svg:y="8.311cm" svg:viewBox="0 0 16 476" draw:points="0,0 16,0 16,476 0,476">
          <text:p/>
        </draw:polygon>
        <draw:polygon draw:style-name="gr7" draw:text-style-name="P8" draw:layer="layout" svg:width="2.025cm" svg:height="0.014cm" svg:x="4.546cm" svg:y="8.786cm" svg:viewBox="0 0 2026 15" draw:points="0,0 2026,0 2026,15 0,15">
          <text:p/>
        </draw:polygon>
        <draw:polygon draw:style-name="gr6" draw:text-style-name="P7" draw:layer="layout" svg:width="2.184cm" svg:height="0.014cm" svg:x="6.614cm" svg:y="8.311cm" svg:viewBox="0 0 2185 15" draw:points="0,0 2185,0 2185,15 0,15">
          <text:p/>
        </draw:polygon>
        <draw:polygon draw:style-name="gr6" draw:text-style-name="P7" draw:layer="layout" svg:width="0.016cm" svg:height="0.475cm" svg:x="6.614cm" svg:y="8.325cm" svg:viewBox="0 0 17 476" draw:points="0,0 17,0 17,476 0,476">
          <text:p/>
        </draw:polygon>
        <draw:polygon draw:style-name="gr7" draw:text-style-name="P8" draw:layer="layout" svg:width="0.015cm" svg:height="0.475cm" svg:x="8.783cm" svg:y="8.311cm" svg:viewBox="0 0 16 476" draw:points="0,0 16,0 16,476 0,476">
          <text:p/>
        </draw:polygon>
        <draw:polygon draw:style-name="gr7" draw:text-style-name="P8" draw:layer="layout" svg:width="2.184cm" svg:height="0.014cm" svg:x="6.614cm" svg:y="8.786cm" svg:viewBox="0 0 2185 15" draw:points="0,0 2185,0 2185,15 0,15">
          <text:p/>
        </draw:polygon>
        <draw:polygon draw:style-name="gr6" draw:text-style-name="P7" draw:layer="layout" svg:width="2.074cm" svg:height="0.014cm" svg:x="2.429cm" svg:y="8.844cm" svg:viewBox="0 0 2075 15" draw:points="0,0 2075,0 2075,15 0,15">
          <text:p/>
        </draw:polygon>
        <draw:polygon draw:style-name="gr6" draw:text-style-name="P7" draw:layer="layout" svg:width="0.015cm" svg:height="0.475cm" svg:x="2.429cm" svg:y="8.858cm" svg:viewBox="0 0 16 476" draw:points="0,0 16,0 16,476 0,476">
          <text:p/>
        </draw:polygon>
        <draw:polygon draw:style-name="gr7" draw:text-style-name="P8" draw:layer="layout" svg:width="0.014cm" svg:height="0.475cm" svg:x="4.489cm" svg:y="8.844cm" svg:viewBox="0 0 15 476" draw:points="0,0 15,0 15,476 0,476">
          <text:p/>
        </draw:polygon>
        <draw:polygon draw:style-name="gr7" draw:text-style-name="P8" draw:layer="layout" svg:width="2.074cm" svg:height="0.014cm" svg:x="2.429cm" svg:y="9.319cm" svg:viewBox="0 0 2075 15" draw:points="0,0 2075,0 2075,15 0,15">
          <text:p/>
        </draw:polygon>
        <draw:polygon draw:style-name="gr6" draw:text-style-name="P7" draw:layer="layout" svg:width="2.025cm" svg:height="0.014cm" svg:x="4.546cm" svg:y="8.844cm" svg:viewBox="0 0 2026 15" draw:points="0,0 2026,0 2026,15 0,15">
          <text:p/>
        </draw:polygon>
        <draw:polygon draw:style-name="gr6" draw:text-style-name="P7" draw:layer="layout" svg:width="0.015cm" svg:height="0.475cm" svg:x="4.546cm" svg:y="8.858cm" svg:viewBox="0 0 16 476" draw:points="0,0 16,0 16,476 0,476">
          <text:p/>
        </draw:polygon>
        <draw:polygon draw:style-name="gr7" draw:text-style-name="P8" draw:layer="layout" svg:width="0.015cm" svg:height="0.475cm" svg:x="6.556cm" svg:y="8.844cm" svg:viewBox="0 0 16 476" draw:points="0,0 16,0 16,476 0,476">
          <text:p/>
        </draw:polygon>
        <draw:polygon draw:style-name="gr7" draw:text-style-name="P8" draw:layer="layout" svg:width="2.025cm" svg:height="0.014cm" svg:x="4.546cm" svg:y="9.319cm" svg:viewBox="0 0 2026 15" draw:points="0,0 2026,0 2026,15 0,15">
          <text:p/>
        </draw:polygon>
        <draw:polygon draw:style-name="gr6" draw:text-style-name="P7" draw:layer="layout" svg:width="2.184cm" svg:height="0.014cm" svg:x="6.614cm" svg:y="8.844cm" svg:viewBox="0 0 2185 15" draw:points="0,0 2185,0 2185,15 0,15">
          <text:p/>
        </draw:polygon>
        <draw:polygon draw:style-name="gr6" draw:text-style-name="P7" draw:layer="layout" svg:width="0.016cm" svg:height="0.475cm" svg:x="6.614cm" svg:y="8.858cm" svg:viewBox="0 0 17 476" draw:points="0,0 17,0 17,476 0,476">
          <text:p/>
        </draw:polygon>
        <draw:polygon draw:style-name="gr7" draw:text-style-name="P8" draw:layer="layout" svg:width="0.015cm" svg:height="0.475cm" svg:x="8.783cm" svg:y="8.844cm" svg:viewBox="0 0 16 476" draw:points="0,0 16,0 16,476 0,476">
          <text:p/>
        </draw:polygon>
        <draw:polygon draw:style-name="gr7" draw:text-style-name="P8" draw:layer="layout" svg:width="2.184cm" svg:height="0.014cm" svg:x="6.614cm" svg:y="9.319cm" svg:viewBox="0 0 2185 15" draw:points="0,0 2185,0 2185,15 0,15">
          <text:p/>
        </draw:polygon>
        <draw:polygon draw:style-name="gr6" draw:text-style-name="P7" draw:layer="layout" svg:width="2.074cm" svg:height="0.014cm" svg:x="2.429cm" svg:y="9.377cm" svg:viewBox="0 0 2075 15" draw:points="0,0 2075,0 2075,15 0,15">
          <text:p/>
        </draw:polygon>
        <draw:polygon draw:style-name="gr6" draw:text-style-name="P7" draw:layer="layout" svg:width="0.015cm" svg:height="0.475cm" svg:x="2.429cm" svg:y="9.391cm" svg:viewBox="0 0 16 476" draw:points="0,0 16,0 16,476 0,476">
          <text:p/>
        </draw:polygon>
        <draw:polygon draw:style-name="gr7" draw:text-style-name="P8" draw:layer="layout" svg:width="0.014cm" svg:height="0.475cm" svg:x="4.489cm" svg:y="9.377cm" svg:viewBox="0 0 15 476" draw:points="0,0 15,0 15,476 0,476">
          <text:p/>
        </draw:polygon>
        <draw:polygon draw:style-name="gr7" draw:text-style-name="P8" draw:layer="layout" svg:width="2.074cm" svg:height="0.014cm" svg:x="2.429cm" svg:y="9.852cm" svg:viewBox="0 0 2075 15" draw:points="0,0 2075,0 2075,15 0,15">
          <text:p/>
        </draw:polygon>
        <draw:polygon draw:style-name="gr6" draw:text-style-name="P7" draw:layer="layout" svg:width="2.025cm" svg:height="0.014cm" svg:x="4.546cm" svg:y="9.377cm" svg:viewBox="0 0 2026 15" draw:points="0,0 2026,0 2026,15 0,15">
          <text:p/>
        </draw:polygon>
        <draw:polygon draw:style-name="gr6" draw:text-style-name="P7" draw:layer="layout" svg:width="0.015cm" svg:height="0.475cm" svg:x="4.546cm" svg:y="9.391cm" svg:viewBox="0 0 16 476" draw:points="0,0 16,0 16,476 0,476">
          <text:p/>
        </draw:polygon>
        <draw:polygon draw:style-name="gr7" draw:text-style-name="P8" draw:layer="layout" svg:width="0.015cm" svg:height="0.475cm" svg:x="6.556cm" svg:y="9.377cm" svg:viewBox="0 0 16 476" draw:points="0,0 16,0 16,476 0,476">
          <text:p/>
        </draw:polygon>
        <draw:polygon draw:style-name="gr7" draw:text-style-name="P8" draw:layer="layout" svg:width="2.025cm" svg:height="0.014cm" svg:x="4.546cm" svg:y="9.852cm" svg:viewBox="0 0 2026 15" draw:points="0,0 2026,0 2026,15 0,15">
          <text:p/>
        </draw:polygon>
        <draw:polygon draw:style-name="gr6" draw:text-style-name="P7" draw:layer="layout" svg:width="2.184cm" svg:height="0.014cm" svg:x="6.614cm" svg:y="9.377cm" svg:viewBox="0 0 2185 15" draw:points="0,0 2185,0 2185,15 0,15">
          <text:p/>
        </draw:polygon>
        <draw:polygon draw:style-name="gr6" draw:text-style-name="P7" draw:layer="layout" svg:width="0.016cm" svg:height="0.475cm" svg:x="6.614cm" svg:y="9.391cm" svg:viewBox="0 0 17 476" draw:points="0,0 17,0 17,476 0,476">
          <text:p/>
        </draw:polygon>
        <draw:polygon draw:style-name="gr7" draw:text-style-name="P8" draw:layer="layout" svg:width="0.015cm" svg:height="0.475cm" svg:x="8.783cm" svg:y="9.377cm" svg:viewBox="0 0 16 476" draw:points="0,0 16,0 16,476 0,476">
          <text:p/>
        </draw:polygon>
        <draw:polygon draw:style-name="gr7" draw:text-style-name="P8" draw:layer="layout" svg:width="2.184cm" svg:height="0.014cm" svg:x="6.614cm" svg:y="9.852cm" svg:viewBox="0 0 2185 15" draw:points="0,0 2185,0 2185,15 0,15">
          <text:p/>
        </draw:polygon>
        <draw:polygon draw:style-name="gr6" draw:text-style-name="P7" draw:layer="layout" svg:width="2.074cm" svg:height="0.014cm" svg:x="2.429cm" svg:y="9.91cm" svg:viewBox="0 0 2075 15" draw:points="0,0 2075,0 2075,15 0,15">
          <text:p/>
        </draw:polygon>
        <draw:polygon draw:style-name="gr6" draw:text-style-name="P7" draw:layer="layout" svg:width="0.015cm" svg:height="0.475cm" svg:x="2.429cm" svg:y="9.924cm" svg:viewBox="0 0 16 476" draw:points="0,0 16,0 16,476 0,476">
          <text:p/>
        </draw:polygon>
        <draw:polygon draw:style-name="gr7" draw:text-style-name="P8" draw:layer="layout" svg:width="0.014cm" svg:height="0.475cm" svg:x="4.489cm" svg:y="9.91cm" svg:viewBox="0 0 15 476" draw:points="0,0 15,0 15,476 0,476">
          <text:p/>
        </draw:polygon>
        <draw:polygon draw:style-name="gr7" draw:text-style-name="P8" draw:layer="layout" svg:width="2.074cm" svg:height="0.014cm" svg:x="2.429cm" svg:y="10.385cm" svg:viewBox="0 0 2075 15" draw:points="0,0 2075,0 2075,15 0,15">
          <text:p/>
        </draw:polygon>
        <draw:polygon draw:style-name="gr6" draw:text-style-name="P7" draw:layer="layout" svg:width="2.025cm" svg:height="0.014cm" svg:x="4.546cm" svg:y="9.91cm" svg:viewBox="0 0 2026 15" draw:points="0,0 2026,0 2026,15 0,15">
          <text:p/>
        </draw:polygon>
        <draw:polygon draw:style-name="gr6" draw:text-style-name="P7" draw:layer="layout" svg:width="0.015cm" svg:height="0.475cm" svg:x="4.546cm" svg:y="9.924cm" svg:viewBox="0 0 16 476" draw:points="0,0 16,0 16,476 0,476">
          <text:p/>
        </draw:polygon>
        <draw:polygon draw:style-name="gr7" draw:text-style-name="P8" draw:layer="layout" svg:width="0.015cm" svg:height="0.475cm" svg:x="6.556cm" svg:y="9.91cm" svg:viewBox="0 0 16 476" draw:points="0,0 16,0 16,476 0,476">
          <text:p/>
        </draw:polygon>
        <draw:polygon draw:style-name="gr7" draw:text-style-name="P8" draw:layer="layout" svg:width="2.025cm" svg:height="0.014cm" svg:x="4.546cm" svg:y="10.385cm" svg:viewBox="0 0 2026 15" draw:points="0,0 2026,0 2026,15 0,15">
          <text:p/>
        </draw:polygon>
        <draw:polygon draw:style-name="gr6" draw:text-style-name="P7" draw:layer="layout" svg:width="2.184cm" svg:height="0.014cm" svg:x="6.614cm" svg:y="9.91cm" svg:viewBox="0 0 2185 15" draw:points="0,0 2185,0 2185,15 0,15">
          <text:p/>
        </draw:polygon>
        <draw:polygon draw:style-name="gr6" draw:text-style-name="P7" draw:layer="layout" svg:width="0.016cm" svg:height="0.475cm" svg:x="6.614cm" svg:y="9.924cm" svg:viewBox="0 0 17 476" draw:points="0,0 17,0 17,476 0,476">
          <text:p/>
        </draw:polygon>
        <draw:polygon draw:style-name="gr7" draw:text-style-name="P8" draw:layer="layout" svg:width="0.015cm" svg:height="0.475cm" svg:x="8.783cm" svg:y="9.91cm" svg:viewBox="0 0 16 476" draw:points="0,0 16,0 16,476 0,476">
          <text:p/>
        </draw:polygon>
        <draw:polygon draw:style-name="gr7" draw:text-style-name="P8" draw:layer="layout" svg:width="2.184cm" svg:height="0.014cm" svg:x="6.614cm" svg:y="10.385cm" svg:viewBox="0 0 2185 15" draw:points="0,0 2185,0 2185,15 0,15">
          <text:p/>
        </draw:polygon>
        <draw:polygon draw:style-name="gr6" draw:text-style-name="P7" draw:layer="layout" svg:width="2.074cm" svg:height="0.014cm" svg:x="2.429cm" svg:y="10.443cm" svg:viewBox="0 0 2075 15" draw:points="0,0 2075,0 2075,15 0,15">
          <text:p/>
        </draw:polygon>
        <draw:polygon draw:style-name="gr6" draw:text-style-name="P7" draw:layer="layout" svg:width="0.015cm" svg:height="0.475cm" svg:x="2.429cm" svg:y="10.457cm" svg:viewBox="0 0 16 476" draw:points="0,0 16,0 16,476 0,476">
          <text:p/>
        </draw:polygon>
        <draw:polygon draw:style-name="gr7" draw:text-style-name="P8" draw:layer="layout" svg:width="0.014cm" svg:height="0.475cm" svg:x="4.489cm" svg:y="10.443cm" svg:viewBox="0 0 15 476" draw:points="0,0 15,0 15,476 0,476">
          <text:p/>
        </draw:polygon>
        <draw:polygon draw:style-name="gr7" draw:text-style-name="P8" draw:layer="layout" svg:width="2.074cm" svg:height="0.014cm" svg:x="2.429cm" svg:y="10.918cm" svg:viewBox="0 0 2075 15" draw:points="0,0 2075,0 2075,15 0,15">
          <text:p/>
        </draw:polygon>
        <draw:polygon draw:style-name="gr6" draw:text-style-name="P7" draw:layer="layout" svg:width="2.025cm" svg:height="0.014cm" svg:x="4.546cm" svg:y="10.443cm" svg:viewBox="0 0 2026 15" draw:points="0,0 2026,0 2026,15 0,15">
          <text:p/>
        </draw:polygon>
        <draw:polygon draw:style-name="gr6" draw:text-style-name="P7" draw:layer="layout" svg:width="0.015cm" svg:height="0.475cm" svg:x="4.546cm" svg:y="10.457cm" svg:viewBox="0 0 16 476" draw:points="0,0 16,0 16,476 0,476">
          <text:p/>
        </draw:polygon>
        <draw:polygon draw:style-name="gr7" draw:text-style-name="P8" draw:layer="layout" svg:width="0.015cm" svg:height="0.475cm" svg:x="6.556cm" svg:y="10.443cm" svg:viewBox="0 0 16 476" draw:points="0,0 16,0 16,476 0,476">
          <text:p/>
        </draw:polygon>
        <draw:polygon draw:style-name="gr7" draw:text-style-name="P8" draw:layer="layout" svg:width="2.025cm" svg:height="0.014cm" svg:x="4.546cm" svg:y="10.918cm" svg:viewBox="0 0 2026 15" draw:points="0,0 2026,0 2026,15 0,15">
          <text:p/>
        </draw:polygon>
        <draw:polygon draw:style-name="gr6" draw:text-style-name="P7" draw:layer="layout" svg:width="2.184cm" svg:height="0.014cm" svg:x="6.614cm" svg:y="10.443cm" svg:viewBox="0 0 2185 15" draw:points="0,0 2185,0 2185,15 0,15">
          <text:p/>
        </draw:polygon>
        <draw:polygon draw:style-name="gr6" draw:text-style-name="P7" draw:layer="layout" svg:width="0.016cm" svg:height="0.475cm" svg:x="6.614cm" svg:y="10.457cm" svg:viewBox="0 0 17 476" draw:points="0,0 17,0 17,476 0,476">
          <text:p/>
        </draw:polygon>
        <draw:polygon draw:style-name="gr7" draw:text-style-name="P8" draw:layer="layout" svg:width="0.015cm" svg:height="0.475cm" svg:x="8.783cm" svg:y="10.443cm" svg:viewBox="0 0 16 476" draw:points="0,0 16,0 16,476 0,476">
          <text:p/>
        </draw:polygon>
        <draw:polygon draw:style-name="gr7" draw:text-style-name="P8" draw:layer="layout" svg:width="2.184cm" svg:height="0.014cm" svg:x="6.614cm" svg:y="10.918cm" svg:viewBox="0 0 2185 15" draw:points="0,0 2185,0 2185,15 0,15">
          <text:p/>
        </draw:polygon>
        <draw:polygon draw:style-name="gr7" draw:text-style-name="P8" draw:layer="layout" svg:width="6.483cm" svg:height="0.014cm" svg:x="2.372cm" svg:y="8.253cm" svg:viewBox="0 0 6484 15" draw:points="0,0 6484,0 6484,15 0,15">
          <text:p/>
        </draw:polygon>
        <draw:polygon draw:style-name="gr7" draw:text-style-name="P8" draw:layer="layout" svg:width="0.014cm" svg:height="2.723cm" svg:x="2.372cm" svg:y="8.267cm" svg:viewBox="0 0 15 2724" draw:points="0,0 15,0 15,2724 0,2724">
          <text:p/>
        </draw:polygon>
        <draw:polygon draw:style-name="gr6" draw:text-style-name="P7" draw:layer="layout" svg:width="0.015cm" svg:height="2.723cm" svg:x="8.841cm" svg:y="8.253cm" svg:viewBox="0 0 16 2724" draw:points="0,0 16,0 16,2724 0,2724">
          <text:p/>
        </draw:polygon>
        <draw:polygon draw:style-name="gr6" draw:text-style-name="P7" draw:layer="layout" svg:width="6.483cm" svg:height="0.014cm" svg:x="2.372cm" svg:y="10.976cm" svg:viewBox="0 0 6484 15" draw:points="0,0 6484,0 6484,15 0,15">
          <text:p/>
        </draw:polygon>
        <draw:polygon draw:style-name="gr8" draw:text-style-name="P9" draw:layer="layout" svg:width="0.015cm" svg:height="6.986cm" svg:x="1.442cm" svg:y="14.123cm" svg:viewBox="0 0 16 6987" draw:points="0,0 16,0 16,6987 0,6987">
          <text:p/>
        </draw:polygon>
        <draw:polygon draw:style-name="gr8" draw:text-style-name="P9" draw:layer="layout" svg:width="0.015cm" svg:height="6.597cm" svg:x="2.272cm" svg:y="14.512cm" svg:viewBox="0 0 16 6598" draw:points="0,0 16,0 16,6598 0,6598">
          <text:p/>
        </draw:polygon>
        <draw:polygon draw:style-name="gr8" draw:text-style-name="P9" draw:layer="layout" svg:width="0.015cm" svg:height="6.986cm" svg:x="3.72cm" svg:y="14.123cm" svg:viewBox="0 0 16 6987" draw:points="0,0 16,0 16,6987 0,6987">
          <text:p/>
        </draw:polygon>
        <draw:polygon draw:style-name="gr8" draw:text-style-name="P9" draw:layer="layout" svg:width="0.015cm" svg:height="6.597cm" svg:x="4.396cm" svg:y="14.512cm" svg:viewBox="0 0 16 6598" draw:points="0,0 16,0 16,6598 0,6598">
          <text:p/>
        </draw:polygon>
        <draw:polygon draw:style-name="gr8" draw:text-style-name="P9" draw:layer="layout" svg:width="0.014cm" svg:height="6.597cm" svg:x="5.072cm" svg:y="14.512cm" svg:viewBox="0 0 15 6598" draw:points="0,0 15,0 15,6598 0,6598">
          <text:p/>
        </draw:polygon>
        <draw:polygon draw:style-name="gr8" draw:text-style-name="P9" draw:layer="layout" svg:width="0.015cm" svg:height="6.597cm" svg:x="5.747cm" svg:y="14.512cm" svg:viewBox="0 0 16 6598" draw:points="0,0 16,0 16,6598 0,6598">
          <text:p/>
        </draw:polygon>
        <draw:polygon draw:style-name="gr8" draw:text-style-name="P9" draw:layer="layout" svg:width="0.014cm" svg:height="6.597cm" svg:x="6.423cm" svg:y="14.512cm" svg:viewBox="0 0 15 6598" draw:points="0,0 15,0 15,6598 0,6598">
          <text:p/>
        </draw:polygon>
        <draw:polygon draw:style-name="gr8" draw:text-style-name="P9" draw:layer="layout" svg:width="0.015cm" svg:height="6.597cm" svg:x="7.098cm" svg:y="14.512cm" svg:viewBox="0 0 16 6598" draw:points="0,0 16,0 16,6598 0,6598">
          <text:p/>
        </draw:polygon>
        <draw:polygon draw:style-name="gr8" draw:text-style-name="P9" draw:layer="layout" svg:width="0.014cm" svg:height="6.597cm" svg:x="7.774cm" svg:y="14.512cm" svg:viewBox="0 0 15 6598" draw:points="0,0 15,0 15,6598 0,6598">
          <text:p/>
        </draw:polygon>
        <draw:polygon draw:style-name="gr8" draw:text-style-name="P9" draw:layer="layout" svg:width="0.014cm" svg:height="6.597cm" svg:x="8.45cm" svg:y="14.512cm" svg:viewBox="0 0 15 6598" draw:points="0,0 15,0 15,6598 0,6598">
          <text:p/>
        </draw:polygon>
        <draw:polygon draw:style-name="gr8" draw:text-style-name="P9" draw:layer="layout" svg:width="0.015cm" svg:height="6.597cm" svg:x="9.125cm" svg:y="14.512cm" svg:viewBox="0 0 16 6598" draw:points="0,0 16,0 16,6598 0,6598">
          <text:p/>
        </draw:polygon>
        <draw:polygon draw:style-name="gr8" draw:text-style-name="P9" draw:layer="layout" svg:width="0.014cm" svg:height="6.597cm" svg:x="9.801cm" svg:y="14.512cm" svg:viewBox="0 0 15 6598" draw:points="0,0 15,0 15,6598 0,6598">
          <text:p/>
        </draw:polygon>
        <draw:polygon draw:style-name="gr8" draw:text-style-name="P9" draw:layer="layout" svg:width="0.015cm" svg:height="6.597cm" svg:x="10.476cm" svg:y="14.512cm" svg:viewBox="0 0 16 6598" draw:points="0,0 16,0 16,6598 0,6598">
          <text:p/>
        </draw:polygon>
        <draw:polygon draw:style-name="gr8" draw:text-style-name="P9" draw:layer="layout" svg:width="0.014cm" svg:height="6.597cm" svg:x="11.152cm" svg:y="14.512cm" svg:viewBox="0 0 15 6598" draw:points="0,0 15,0 15,6598 0,6598">
          <text:p/>
        </draw:polygon>
        <draw:polygon draw:style-name="gr8" draw:text-style-name="P9" draw:layer="layout" svg:width="0.014cm" svg:height="6.597cm" svg:x="11.828cm" svg:y="14.512cm" svg:viewBox="0 0 15 6598" draw:points="0,0 15,0 15,6598 0,6598">
          <text:p/>
        </draw:polygon>
        <draw:polygon draw:style-name="gr8" draw:text-style-name="P9" draw:layer="layout" svg:width="0.015cm" svg:height="6.597cm" svg:x="12.503cm" svg:y="14.512cm" svg:viewBox="0 0 16 6598" draw:points="0,0 16,0 16,6598 0,6598">
          <text:p/>
        </draw:polygon>
        <draw:polygon draw:style-name="gr8" draw:text-style-name="P9" draw:layer="layout" svg:width="0.014cm" svg:height="6.597cm" svg:x="13.179cm" svg:y="14.512cm" svg:viewBox="0 0 15 6598" draw:points="0,0 15,0 15,6598 0,6598">
          <text:p/>
        </draw:polygon>
        <draw:polygon draw:style-name="gr8" draw:text-style-name="P9" draw:layer="layout" svg:width="0.015cm" svg:height="6.597cm" svg:x="13.854cm" svg:y="14.512cm" svg:viewBox="0 0 16 6598" draw:points="0,0 16,0 16,6598 0,6598">
          <text:p/>
        </draw:polygon>
        <draw:polygon draw:style-name="gr8" draw:text-style-name="P9" draw:layer="layout" svg:width="0.014cm" svg:height="6.986cm" svg:x="14.53cm" svg:y="14.123cm" svg:viewBox="0 0 15 6987" draw:points="0,0 15,0 15,6987 0,6987">
          <text:p/>
        </draw:polygon>
        <draw:polygon draw:style-name="gr8" draw:text-style-name="P9" draw:layer="layout" svg:width="13.102cm" svg:height="0.014cm" svg:x="1.442cm" svg:y="14.109cm" svg:viewBox="0 0 13103 15" draw:points="0,0 13103,0 13103,15 0,15">
          <text:p/>
        </draw:polygon>
        <draw:polygon draw:style-name="gr8" draw:text-style-name="P9" draw:layer="layout" svg:width="13.073cm" svg:height="0.014cm" svg:x="1.457cm" svg:y="14.498cm" svg:viewBox="0 0 13074 15" draw:points="0,0 13074,0 13074,15 0,15">
          <text:p/>
        </draw:polygon>
        <draw:polygon draw:style-name="gr8" draw:text-style-name="P9" draw:layer="layout" svg:width="13.073cm" svg:height="0.015cm" svg:x="1.457cm" svg:y="14.886cm" svg:viewBox="0 0 13074 16" draw:points="0,0 13074,0 13074,16 0,16">
          <text:p/>
        </draw:polygon>
        <draw:polygon draw:style-name="gr8" draw:text-style-name="P9" draw:layer="layout" svg:width="13.073cm" svg:height="0.015cm" svg:x="1.457cm" svg:y="15.275cm" svg:viewBox="0 0 13074 16" draw:points="0,0 13074,0 13074,16 0,16">
          <text:p/>
        </draw:polygon>
        <draw:polygon draw:style-name="gr8" draw:text-style-name="P9" draw:layer="layout" svg:width="13.073cm" svg:height="0.015cm" svg:x="1.457cm" svg:y="15.664cm" svg:viewBox="0 0 13074 16" draw:points="0,0 13074,0 13074,16 0,16">
          <text:p/>
        </draw:polygon>
        <draw:polygon draw:style-name="gr8" draw:text-style-name="P9" draw:layer="layout" svg:width="13.073cm" svg:height="0.015cm" svg:x="1.457cm" svg:y="16.053cm" svg:viewBox="0 0 13074 16" draw:points="0,0 13074,0 13074,16 0,16">
          <text:p/>
        </draw:polygon>
        <draw:polygon draw:style-name="gr8" draw:text-style-name="P9" draw:layer="layout" svg:width="13.073cm" svg:height="0.016cm" svg:x="1.457cm" svg:y="16.442cm" svg:viewBox="0 0 13074 17" draw:points="0,0 13074,0 13074,17 0,17">
          <text:p/>
        </draw:polygon>
        <draw:polygon draw:style-name="gr8" draw:text-style-name="P9" draw:layer="layout" svg:width="13.073cm" svg:height="0.015cm" svg:x="1.457cm" svg:y="16.831cm" svg:viewBox="0 0 13074 16" draw:points="0,0 13074,0 13074,16 0,16">
          <text:p/>
        </draw:polygon>
        <draw:polygon draw:style-name="gr8" draw:text-style-name="P9" draw:layer="layout" svg:width="13.073cm" svg:height="0.014cm" svg:x="1.457cm" svg:y="17.22cm" svg:viewBox="0 0 13074 15" draw:points="0,0 13074,0 13074,15 0,15">
          <text:p/>
        </draw:polygon>
        <draw:polygon draw:style-name="gr8" draw:text-style-name="P9" draw:layer="layout" svg:width="13.073cm" svg:height="0.014cm" svg:x="1.457cm" svg:y="17.609cm" svg:viewBox="0 0 13074 15" draw:points="0,0 13074,0 13074,15 0,15">
          <text:p/>
        </draw:polygon>
        <draw:polygon draw:style-name="gr8" draw:text-style-name="P9" draw:layer="layout" svg:width="13.073cm" svg:height="0.014cm" svg:x="1.457cm" svg:y="17.998cm" svg:viewBox="0 0 13074 15" draw:points="0,0 13074,0 13074,15 0,15">
          <text:p/>
        </draw:polygon>
        <draw:polygon draw:style-name="gr8" draw:text-style-name="P9" draw:layer="layout" svg:width="13.073cm" svg:height="0.014cm" svg:x="1.457cm" svg:y="18.387cm" svg:viewBox="0 0 13074 15" draw:points="0,0 13074,0 13074,15 0,15">
          <text:p/>
        </draw:polygon>
        <draw:polygon draw:style-name="gr8" draw:text-style-name="P9" draw:layer="layout" svg:width="13.073cm" svg:height="0.014cm" svg:x="1.457cm" svg:y="18.776cm" svg:viewBox="0 0 13074 15" draw:points="0,0 13074,0 13074,15 0,15">
          <text:p/>
        </draw:polygon>
        <draw:polygon draw:style-name="gr8" draw:text-style-name="P9" draw:layer="layout" svg:width="13.073cm" svg:height="0.014cm" svg:x="1.457cm" svg:y="19.165cm" svg:viewBox="0 0 13074 15" draw:points="0,0 13074,0 13074,15 0,15">
          <text:p/>
        </draw:polygon>
        <draw:polygon draw:style-name="gr8" draw:text-style-name="P9" draw:layer="layout" svg:width="13.073cm" svg:height="0.014cm" svg:x="1.457cm" svg:y="19.554cm" svg:viewBox="0 0 13074 15" draw:points="0,0 13074,0 13074,15 0,15">
          <text:p/>
        </draw:polygon>
        <draw:polygon draw:style-name="gr8" draw:text-style-name="P9" draw:layer="layout" svg:width="13.073cm" svg:height="0.014cm" svg:x="1.457cm" svg:y="19.943cm" svg:viewBox="0 0 13074 15" draw:points="0,0 13074,0 13074,15 0,15">
          <text:p/>
        </draw:polygon>
        <draw:polygon draw:style-name="gr8" draw:text-style-name="P9" draw:layer="layout" svg:width="13.073cm" svg:height="0.015cm" svg:x="1.457cm" svg:y="20.331cm" svg:viewBox="0 0 13074 16" draw:points="0,0 13074,0 13074,16 0,16">
          <text:p/>
        </draw:polygon>
        <draw:polygon draw:style-name="gr8" draw:text-style-name="P9" draw:layer="layout" svg:width="13.073cm" svg:height="0.015cm" svg:x="1.457cm" svg:y="20.72cm" svg:viewBox="0 0 13074 16" draw:points="0,0 13074,0 13074,16 0,16">
          <text:p/>
        </draw:polygon>
        <draw:polygon draw:style-name="gr8" draw:text-style-name="P9" draw:layer="layout" svg:width="13.102cm" svg:height="0.015cm" svg:x="1.442cm" svg:y="21.109cm" svg:viewBox="0 0 13103 16" draw:points="0,0 13103,0 13103,16 0,16">
          <text:p/>
        </draw:polygon>
        <draw:frame draw:style-name="gr3" draw:text-style-name="P4" draw:layer="layout" svg:width="4.452cm" svg:height="0.691cm" svg:x="1.508cm" svg:y="1.942cm">
          <draw:text-box>
            <text:p text:style-name="P3"><text:span text:style-name="T3">Domácí úloha 4</text:span></text:p>
          </draw:text-box>
        </draw:frame>
        <draw:frame draw:style-name="gr4" draw:text-style-name="P5" draw:layer="layout" svg:width="17.024cm" svg:height="0.352cm" svg:x="2.031cm" svg:y="3.183cm">
          <draw:text-box>
            <text:p text:style-name="P3"><text:span text:style-name="T2">1. Program v Javě z úlohy 3 upravte tak, aby byl akceptovatelný simulátorem paměťového subsystému MSS. Půjde z větší</text:span></text:p>
          </draw:text-box>
        </draw:frame>
        <draw:frame draw:style-name="gr4" draw:text-style-name="P5" draw:layer="layout" svg:width="16.039cm" svg:height="0.352cm" svg:x="2.372cm" svg:y="3.601cm">
          <draw:text-box>
            <text:p text:style-name="P3"><text:span text:style-name="T2">čás� o Cut&amp;Paste přepis s drobnými úpravami do jazyka C++ a úpravu deklarace proměnných speciﬁckými makry</text:span></text:p>
          </draw:text-box>
        </draw:frame>
        <draw:frame draw:style-name="gr4" draw:text-style-name="P5" draw:layer="layout" svg:width="1.613cm" svg:height="0.352cm" svg:x="2.372cm" svg:y="4.018cm">
          <draw:text-box>
            <text:p text:style-name="P3"><text:span text:style-name="T2">simulátoru.</text:span></text:p>
          </draw:text-box>
        </draw:frame>
        <draw:frame draw:style-name="gr4" draw:text-style-name="P5" draw:layer="layout" svg:width="17.716cm" svg:height="0.352cm" svg:x="2.372cm" svg:y="4.782cm">
          <draw:text-box>
            <text:p text:style-name="P3"><text:span text:style-name="T2">S použi�m simulace keše vyhodnoťte procento výpadků keše (cache miss) a další dostupné sta�s�ky v závislos� na stupni</text:span></text:p>
          </draw:text-box>
        </draw:frame>
        <draw:frame draw:style-name="gr4" draw:text-style-name="P5" draw:layer="layout" svg:width="17.296cm" svg:height="0.352cm" svg:x="2.372cm" svg:y="5.2cm">
          <draw:text-box>
            <text:p text:style-name="P3"><text:span text:style-name="T2">asocia�vity (1,2,4) a v závislos� na velikos� keše (tři vámi zvolené velikos� dle typu úlohy). Výsledky uveďte a písemně</text:span></text:p>
          </draw:text-box>
        </draw:frame>
        <draw:frame draw:style-name="gr4" draw:text-style-name="P5" draw:layer="layout" svg:width="5.516cm" svg:height="0.352cm" svg:x="2.372cm" svg:y="5.617cm">
          <draw:text-box>
            <text:p text:style-name="P3"><text:span text:style-name="T2">zdůvodněte na příloženém listu papíru.</text:span></text:p>
          </draw:text-box>
        </draw:frame>
        <draw:frame draw:style-name="gr4" draw:text-style-name="P5" draw:layer="layout" svg:width="17.468cm" svg:height="0.352cm" svg:x="2.031cm" svg:y="6.381cm">
          <draw:text-box>
            <text:p text:style-name="P3"><text:span text:style-name="T2">2. Pro adresy uvedené v následující tabulce určete TAG a INDEX. Dále vyplňte řádky keše daty tak, aby bylo jasné, na kterých</text:span></text:p>
          </draw:text-box>
        </draw:frame>
        <draw:frame draw:style-name="gr4" draw:text-style-name="P5" draw:layer="layout" svg:width="12.563cm" svg:height="0.352cm" svg:x="2.372cm" svg:y="6.799cm">
          <draw:text-box>
            <text:p text:style-name="P3"><text:span text:style-name="T2">místech budou v keši ležet. Pořadí zápisů do pamě� je určeno prvním sloupcem tabulky.</text:span></text:p>
          </draw:text-box>
        </draw:frame>
        <draw:frame draw:style-name="gr4" draw:text-style-name="P5" draw:layer="layout" svg:width="15.979cm" svg:height="0.352cm" svg:x="2.372cm" svg:y="7.562cm">
          <draw:text-box>
            <text:p text:style-name="P3"><text:span text:style-name="T2">Parametry keše jsou: šířka adresy 32 bitů, velikost řádku 16 bytů, velikost keše 256 bytů, stupeň asocia�vity je 1.</text:span></text:p>
          </draw:text-box>
        </draw:frame>
        <draw:frame draw:style-name="gr4" draw:text-style-name="P5" draw:layer="layout" svg:width="2.032cm" svg:height="0.352cm" svg:x="2.466cm" svg:y="8.419cm">
          <draw:text-box>
            <text:p text:style-name="P3"><text:span text:style-name="T2"><text:s/></text:span><text:span text:style-name="T2">Pořadí zápisu </text:span></text:p>
          </draw:text-box>
        </draw:frame>
        <draw:frame draw:style-name="gr4" draw:text-style-name="P5" draw:layer="layout" svg:width="1.451cm" svg:height="0.352cm" svg:x="4.84cm" svg:y="8.419cm">
          <draw:text-box>
            <text:p text:style-name="P3"><text:span text:style-name="T2"><text:s text:c="3"/></text:span><text:span text:style-name="T2">Adresa <text:s text:c="2"/></text:span></text:p>
          </draw:text-box>
        </draw:frame>
        <draw:frame draw:style-name="gr4" draw:text-style-name="P5" draw:layer="layout" svg:width="0.821cm" svg:height="0.352cm" svg:x="7.302cm" svg:y="8.419cm">
          <draw:text-box>
            <text:p text:style-name="P3"><text:span text:style-name="T2"><text:s/></text:span><text:span text:style-name="T2">Data </text:span></text:p>
          </draw:text-box>
        </draw:frame>
        <draw:frame draw:style-name="gr4" draw:text-style-name="P5" draw:layer="layout" svg:width="0.345cm" svg:height="0.352cm" svg:x="2.466cm" svg:y="8.952cm">
          <draw:text-box>
            <text:p text:style-name="P3"><text:span text:style-name="T2"><text:s/></text:span><text:span text:style-name="T2">1</text:span></text:p>
          </draw:text-box>
        </draw:frame>
        <draw:frame draw:style-name="gr4" draw:text-style-name="P5" draw:layer="layout" svg:width="1.883cm" svg:height="0.352cm" svg:x="4.661cm" svg:y="8.952cm">
          <draw:text-box>
            <text:p text:style-name="P3"><text:span text:style-name="T2">0x8BED2A16 </text:span></text:p>
          </draw:text-box>
        </draw:frame>
        <draw:frame draw:style-name="gr4" draw:text-style-name="P5" draw:layer="layout" svg:width="0.68cm" svg:height="0.352cm" svg:x="6.807cm" svg:y="8.952cm">
          <draw:text-box>
            <text:p text:style-name="P3"><text:span text:style-name="T2">0x11</text:span></text:p>
          </draw:text-box>
        </draw:frame>
        <draw:frame draw:style-name="gr4" draw:text-style-name="P5" draw:layer="layout" svg:width="0.345cm" svg:height="0.352cm" svg:x="2.466cm" svg:y="9.485cm">
          <draw:text-box>
            <text:p text:style-name="P3"><text:span text:style-name="T2"><text:s/></text:span><text:span text:style-name="T2">2</text:span></text:p>
          </draw:text-box>
        </draw:frame>
        <draw:frame draw:style-name="gr4" draw:text-style-name="P5" draw:layer="layout" svg:width="1.77cm" svg:height="0.352cm" svg:x="4.661cm" svg:y="9.485cm">
          <draw:text-box>
            <text:p text:style-name="P3"><text:span text:style-name="T2">0x4B4782FD</text:span></text:p>
          </draw:text-box>
        </draw:frame>
        <draw:frame draw:style-name="gr4" draw:text-style-name="P5" draw:layer="layout" svg:width="1.032cm" svg:height="0.352cm" svg:x="6.807cm" svg:y="9.485cm">
          <draw:text-box>
            <text:p text:style-name="P3"><text:span text:style-name="T2">0x3322</text:span></text:p>
          </draw:text-box>
        </draw:frame>
        <draw:frame draw:style-name="gr4" draw:text-style-name="P5" draw:layer="layout" svg:width="0.345cm" svg:height="0.352cm" svg:x="2.466cm" svg:y="10.018cm">
          <draw:text-box>
            <text:p text:style-name="P3"><text:span text:style-name="T2"><text:s/></text:span><text:span text:style-name="T2">3</text:span></text:p>
          </draw:text-box>
        </draw:frame>
        <draw:frame draw:style-name="gr4" draw:text-style-name="P5" draw:layer="layout" svg:width="1.767cm" svg:height="0.352cm" svg:x="4.661cm" svg:y="10.018cm">
          <draw:text-box>
            <text:p text:style-name="P3"><text:span text:style-name="T2">0x49D5E228</text:span></text:p>
          </draw:text-box>
        </draw:frame>
        <draw:frame draw:style-name="gr4" draw:text-style-name="P5" draw:layer="layout" svg:width="1.893cm" svg:height="0.352cm" svg:x="6.807cm" svg:y="10.018cm">
          <draw:text-box>
            <text:p text:style-name="P3"><text:span text:style-name="T2">0x77665544 <text:s/></text:span></text:p>
          </draw:text-box>
        </draw:frame>
        <draw:frame draw:style-name="gr4" draw:text-style-name="P5" draw:layer="layout" svg:width="0.345cm" svg:height="0.352cm" svg:x="2.466cm" svg:y="10.551cm">
          <draw:text-box>
            <text:p text:style-name="P3"><text:span text:style-name="T2"><text:s/></text:span><text:span text:style-name="T2">4</text:span></text:p>
          </draw:text-box>
        </draw:frame>
        <draw:frame draw:style-name="gr4" draw:text-style-name="P5" draw:layer="layout" svg:width="1.783cm" svg:height="0.352cm" svg:x="4.661cm" svg:y="10.551cm">
          <draw:text-box>
            <text:p text:style-name="P3"><text:span text:style-name="T2">0x7BAC2615</text:span></text:p>
          </draw:text-box>
        </draw:frame>
        <draw:frame draw:style-name="gr4" draw:text-style-name="P5" draw:layer="layout" svg:width="1.968cm" svg:height="0.352cm" svg:x="6.807cm" svg:y="10.551cm">
          <draw:text-box>
            <text:p text:style-name="P3"><text:span text:style-name="T2">0xBBAA9988 <text:s/></text:span></text:p>
          </draw:text-box>
        </draw:frame>
        <draw:frame draw:style-name="gr4" draw:text-style-name="P5" draw:layer="layout" svg:width="9.551cm" svg:height="0.352cm" svg:x="2.372cm" svg:y="11.408cm">
          <draw:text-box>
            <text:p text:style-name="P3"><text:span text:style-name="T2">Poznámka: data budou uložena do pamě� metodou Li�le-endian.</text:span></text:p>
          </draw:text-box>
        </draw:frame>
        <draw:frame draw:style-name="gr5" draw:text-style-name="P6" draw:layer="layout" svg:width="1.008cm" svg:height="0.352cm" svg:x="2.126cm" svg:y="14.128cm">
          <draw:text-box>
            <text:p text:style-name="P3"><text:span text:style-name="T4">Adresa</text:span></text:p>
          </draw:text-box>
        </draw:frame>
        <draw:frame draw:style-name="gr5" draw:text-style-name="P6" draw:layer="layout" svg:width="0.673cm" svg:height="0.352cm" svg:x="8.824cm" svg:y="14.128cm">
          <draw:text-box>
            <text:p text:style-name="P3"><text:span text:style-name="T4">Data</text:span></text:p>
          </draw:text-box>
        </draw:frame>
        <draw:frame draw:style-name="gr5" draw:text-style-name="P6" draw:layer="layout" svg:width="13.078cm" svg:height="0.352cm" svg:x="1.479cm" svg:y="14.517cm">
          <draw:text-box>
            <text:p text:style-name="P3"><text:span text:style-name="T4">INDEX <text:s/>TAG <text:s text:c="4"/>00 <text:s/>01 <text:s/>02 <text:s/>03 <text:s/>04 <text:s/>05 <text:s/>06 <text:s/>07 <text:s/>08 <text:s/>09 <text:s/>10 <text:s/>11 <text:s/>12 <text:s/>13 <text:s/>14 <text:s/>15 </text:span></text:p>
          </draw:text-box>
        </draw:frame>
        <draw:frame draw:style-name="gr5" draw:text-style-name="P6" draw:layer="layout" svg:width="0.28cm" svg:height="0.352cm" svg:x="1.479cm" svg:y="14.906cm">
          <draw:text-box>
            <text:p text:style-name="P3"><text:span text:style-name="T4">0</text:span></text:p>
          </draw:text-box>
        </draw:frame>
        <draw:frame draw:style-name="gr5" draw:text-style-name="P6" draw:layer="layout" svg:width="0.28cm" svg:height="0.352cm" svg:x="1.479cm" svg:y="15.295cm">
          <draw:text-box>
            <text:p text:style-name="P3"><text:span text:style-name="T4">1</text:span></text:p>
          </draw:text-box>
        </draw:frame>
        <draw:frame draw:style-name="gr5" draw:text-style-name="P6" draw:layer="layout" svg:width="0.28cm" svg:height="0.352cm" svg:x="1.479cm" svg:y="15.684cm">
          <draw:text-box>
            <text:p text:style-name="P3"><text:span text:style-name="T4">2</text:span></text:p>
          </draw:text-box>
        </draw:frame>
        <draw:frame draw:style-name="gr5" draw:text-style-name="P6" draw:layer="layout" svg:width="0.28cm" svg:height="0.352cm" svg:x="1.479cm" svg:y="16.073cm">
          <draw:text-box>
            <text:p text:style-name="P3"><text:span text:style-name="T4">3</text:span></text:p>
          </draw:text-box>
        </draw:frame>
        <draw:frame draw:style-name="gr5" draw:text-style-name="P6" draw:layer="layout" svg:width="0.28cm" svg:height="0.352cm" svg:x="1.479cm" svg:y="16.462cm">
          <draw:text-box>
            <text:p text:style-name="P3"><text:span text:style-name="T4">4</text:span></text:p>
          </draw:text-box>
        </draw:frame>
        <draw:frame draw:style-name="gr5" draw:text-style-name="P6" draw:layer="layout" svg:width="0.28cm" svg:height="0.352cm" svg:x="1.479cm" svg:y="16.85cm">
          <draw:text-box>
            <text:p text:style-name="P3"><text:span text:style-name="T4">5</text:span></text:p>
          </draw:text-box>
        </draw:frame>
        <draw:frame draw:style-name="gr5" draw:text-style-name="P6" draw:layer="layout" svg:width="0.28cm" svg:height="0.352cm" svg:x="1.479cm" svg:y="17.239cm">
          <draw:text-box>
            <text:p text:style-name="P3"><text:span text:style-name="T4">6</text:span></text:p>
          </draw:text-box>
        </draw:frame>
        <draw:frame draw:style-name="gr5" draw:text-style-name="P6" draw:layer="layout" svg:width="0.28cm" svg:height="0.352cm" svg:x="1.479cm" svg:y="17.628cm">
          <draw:text-box>
            <text:p text:style-name="P3"><text:span text:style-name="T4">7</text:span></text:p>
          </draw:text-box>
        </draw:frame>
        <draw:frame draw:style-name="gr5" draw:text-style-name="P6" draw:layer="layout" svg:width="0.28cm" svg:height="0.352cm" svg:x="1.479cm" svg:y="18.017cm">
          <draw:text-box>
            <text:p text:style-name="P3"><text:span text:style-name="T4">8</text:span></text:p>
          </draw:text-box>
        </draw:frame>
        <draw:frame draw:style-name="gr5" draw:text-style-name="P6" draw:layer="layout" svg:width="0.28cm" svg:height="0.352cm" svg:x="1.479cm" svg:y="18.406cm">
          <draw:text-box>
            <text:p text:style-name="P3"><text:span text:style-name="T4">9</text:span></text:p>
          </draw:text-box>
        </draw:frame>
        <draw:frame draw:style-name="gr5" draw:text-style-name="P6" draw:layer="layout" svg:width="0.337cm" svg:height="0.352cm" svg:x="1.479cm" svg:y="18.795cm">
          <draw:text-box>
            <text:p text:style-name="P3"><text:span text:style-name="T4">10</text:span></text:p>
          </draw:text-box>
        </draw:frame>
        <draw:frame draw:style-name="gr5" draw:text-style-name="P6" draw:layer="layout" svg:width="0.337cm" svg:height="0.352cm" svg:x="1.479cm" svg:y="19.184cm">
          <draw:text-box>
            <text:p text:style-name="P3"><text:span text:style-name="T4">11</text:span></text:p>
          </draw:text-box>
        </draw:frame>
        <draw:frame draw:style-name="gr5" draw:text-style-name="P6" draw:layer="layout" svg:width="0.337cm" svg:height="0.352cm" svg:x="1.479cm" svg:y="19.573cm">
          <draw:text-box>
            <text:p text:style-name="P3"><text:span text:style-name="T4">12</text:span></text:p>
          </draw:text-box>
        </draw:frame>
        <draw:frame draw:style-name="gr5" draw:text-style-name="P6" draw:layer="layout" svg:width="0.337cm" svg:height="0.352cm" svg:x="1.479cm" svg:y="19.962cm">
          <draw:text-box>
            <text:p text:style-name="P3"><text:span text:style-name="T4">13</text:span></text:p>
          </draw:text-box>
        </draw:frame>
        <draw:frame draw:style-name="gr5" draw:text-style-name="P6" draw:layer="layout" svg:width="0.337cm" svg:height="0.352cm" svg:x="1.479cm" svg:y="20.351cm">
          <draw:text-box>
            <text:p text:style-name="P3"><text:span text:style-name="T4">14</text:span></text:p>
          </draw:text-box>
        </draw:frame>
        <draw:frame draw:style-name="gr5" draw:text-style-name="P6" draw:layer="layout" svg:width="0.337cm" svg:height="0.352cm" svg:x="1.479cm" svg:y="20.74cm">
          <draw:text-box>
            <text:p text:style-name="P3"><text:span text:style-name="T4">1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19:26:03.655963184</dc:date>
    <meta:editing-duration>PT1M51S</meta:editing-duration>
    <meta:editing-cycles>1</meta:editing-cycles>
    <meta:document-statistic meta:object-count="162"/>
    <meta:generator>LibreOffice/24.8.3.2$Linux_X86_64 LibreOffice_project/480$Build-2</meta:generator>
  </office:meta>
</office:document-meta>
</file>